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A310000314E09DF8ED5.svm"/>
  <manifest:file-entry manifest:media-type="" manifest:full-path="Pictures/20000007000058C900002E693DDF420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language-complex="he" style:country-complex="IL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language-complex="he" style:country-complex="I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4</text:p>
      <text:p text:style-name="Standard"/>
      <text:p text:style-name="Standard">a)</text:p>
      <text:p text:style-name="Standard"><draw:frame draw:style-name="fr1" draw:name="graphics1" text:anchor-type="paragraph" svg:width="6.6925in" svg:height="3.498in" draw:z-index="0"><draw:image xlink:href="Pictures/20000007000058C900002E693DDF420B.svm" xlink:type="simple" xlink:show="embed" xlink:actuate="onLoad"/></draw:frame>b)</text:p>
      <text:p text:style-name="Standard"/>
      <text:p text:style-name="Standard"><draw:frame draw:style-name="fr2" draw:name="graphics2" text:anchor-type="paragraph" svg:width="5.8654in" svg:height="4.9693in" draw:z-index="1"><draw:image xlink:href="Pictures/2000000700003A310000314E09DF8ED5.svm" xlink:type="simple" xlink:show="embed" xlink:actuate="onLoad"/></draw:frame>Q5</text:p>
      <text:p text:style-name="Standard">majority vote: no, no, no, no, yes, yes, yes, yes, yes, yes -&gt; <text:span text:style-name="T1">final </text:span><text:span text:style-name="T2">RED</text:span></text:p>
      <text:p text:style-name="Standard"><text:span text:style-name="T3">average probability : </text:span>(0.1+0.15+0.2+0.2+0.55+0.6+0.6+0.65+0.7+0.75)/10 =0.45 =&gt; <text:span text:style-name="T1">final </text:span><text:span text:style-name="T2">GREEN</text:span></text:p>
      <text:p text:style-name="Standard"><text:soft-page-break/><text:span text:style-name="T2">Q6</text:span></text:p>
      <text:list xml:id="list8901682431928157558" text:style-name="L1">
        <text:list-item>
          <text:p text:style-name="P1"><text:span text:style-name="T4">We divide the predictor space — that is, the set of possible values for X1,X2,...,Xp — into J distinct and non-overlapping regions, R1,R2,...,RJ</text:span></text:p>
        </text:list-item>
        <text:list-item>
          <text:p text:style-name="P1"><text:span text:style-name="T4">For every observation that falls into the region Rj, we make the same prediction, which is simply the mean of the response values for the training observations in Rj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M3S</meta:editing-duration>
    <meta:editing-cycles>6</meta:editing-cycles>
    <meta:generator>OpenOffice/4.1.12$Win32 OpenOffice.org_project/4112m1$Build-9809</meta:generator>
    <dc:date>2025-01-24T21:27:35.23</dc:date>
    <meta:document-statistic meta:table-count="0" meta:image-count="2" meta:object-count="0" meta:page-count="2" meta:paragraph-count="9" meta:word-count="82" meta:character-count="488"/>
    <meta:user-defined meta:name="Info 1"/>
    <meta:user-defined meta:name="Info 2"/>
    <meta:user-defined meta:name="Info 3"/>
    <meta:user-defined meta:name="Info 4"/>
  </office:meta>
</office:document-meta>
</file>